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aaaaaa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formula="of:=AVERAGE([.B:.B])" office:value-type="float" office:value="289.5" calcext:value-type="float">
            <text:p>289.5</text:p>
          </table:table-cell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4">00/00/0000</text:date>, <text:time style:data-style-name="N2" text:time-value="11:06:59.8505694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4T11:05:14.001143366</meta:creation-date>
    <dc:date>2023-11-04T11:27:37.172202160</dc:date>
    <meta:editing-duration>PT22M4S</meta:editing-duration>
    <meta:editing-cycles>2</meta:editing-cycles>
    <meta:generator>LibreOffice/7.5.8.2$MacOSX_AARCH64 LibreOffice_project/f718d63693263970429a68f568db6046aaa9df01</meta:generator>
    <meta:document-statistic meta:table-count="1" meta:cell-count="5" meta:object-count="0"/>
  </office:meta>
</office:document-meta>
</file>